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 in kN</text:p>
          </table:table-cell>
          <table:table-cell office:value-type="string" calcext:value-type="string">
            <text:p>V in 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.5" calcext:value-type="float">
            <text:p>10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.5" calcext:value-type="float">
            <text:p>11,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4.5" calcext:value-type="float">
            <text:p>14,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.5" calcext:value-type="float">
            <text:p>15,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.5" calcext:value-type="float">
            <text:p>17,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8.5" calcext:value-type="float">
            <text:p>18,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.5" calcext:value-type="float">
            <text:p>21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2.5" calcext:value-type="float">
            <text:p>22,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.5" calcext:value-type="float">
            <text:p>23,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4.5" calcext:value-type="float">
            <text:p>24,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6.5" calcext:value-type="float">
            <text:p>26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.5" calcext:value-type="float">
            <text:p>28,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9.5" calcext:value-type="float">
            <text:p>29,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21:21:20.798525659</meta:creation-date>
    <dc:date>2024-08-04T21:32:42.398467572</dc:date>
    <meta:editing-duration>PT6M34S</meta:editing-duration>
    <meta:editing-cycles>2</meta:editing-cycles>
    <meta:generator>LibreOffice/7.3.7.2$Linux_X86_64 LibreOffice_project/30$Build-2</meta:generator>
    <meta:document-statistic meta:table-count="1" meta:cell-count="63" meta:object-count="0"/>
  </office:meta>
</office:document-meta>
</file>